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01a2" officeooo:paragraph-rsid="000901a2"/>
    </style:style>
    <style:style style:name="P2" style:family="paragraph" style:parent-style-name="Text_20_body">
      <style:paragraph-properties fo:text-align="justify" style:justify-single-word="false"/>
      <style:text-properties officeooo:rsid="000901a2" officeooo:paragraph-rsid="000901a2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text-underline-style="solid" style:text-underline-width="auto" style:text-underline-color="font-color" officeooo:rsid="000901a2" officeooo:paragraph-rsid="000901a2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0dbf2d"/>
    </style:style>
    <style:style style:name="T2" style:family="text">
      <style:text-properties officeooo:rsid="000dd4e9"/>
    </style:style>
    <style:style style:name="T3" style:family="text">
      <style:text-properties officeooo:rsid="0010b4a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gagement étudiant</text:p>
      <text:p text:style-name="P1"/>
      <text:p text:style-name="P2">Une idée intéressante d'activité en lien avec <text:span text:style-name="T1">mo</text:span>n BTS SLAM pourrait être la création d'une application de gestion pour une entreprise fictive ou réelle. Voici quelques suggestions adaptées à <text:span text:style-name="T2">mon</text:span> domaine :</text:p>
      <text:h text:style-name="Heading_20_3" text:outline-level="3"><text:span text:style-name="Strong_20_Emphasis">Proposition d'activité : Développement d'une application de gestion des tâches d'équipe</text:span></text:h>
      <text:h text:style-name="Heading_20_4" text:outline-level="4"><text:span text:style-name="Strong_20_Emphasis">Objectif :</text:span></text:h>
      <text:p text:style-name="Text_20_body">Créer une application web ou mobile permettant à une équipe de suivre ses tâches et projets, de prioriser le travail et de gérer les échéances.</text:p>
      <text:h text:style-name="Heading_20_4" text:outline-level="4"><text:span text:style-name="Strong_20_Emphasis">Étapes clés :</text:span></text:h>
      <text:list text:style-name="L1">
        <text:list-item>
          <text:p text:style-name="P4"><text:span text:style-name="Strong_20_Emphasis">Analyse des besoins :</text:span></text:p>
          <text:list>
            <text:list-item>
              <text:p text:style-name="P5">Rencontre avec le client fictif (ou réel) pour identifier les besoins :</text:p>
              <text:list>
                <text:list-item>
                  <text:p text:style-name="P5">Gestion des tâches par projet.</text:p>
                </text:list-item>
                <text:list-item>
                  <text:p text:style-name="P5">Attribution des tâches aux membres d'équipe.</text:p>
                </text:list-item>
                <text:list-item>
                  <text:p text:style-name="P5">Suivi des échéances et des priorités.</text:p>
                </text:list-item>
              </text:list>
            </text:list-item>
          </text:list>
        </text:list-item>
        <text:list-item>
          <text:p text:style-name="P4"><text:span text:style-name="Strong_20_Emphasis">Technique de conception :</text:span></text:p>
          <text:list>
            <text:list-item>
              <text:p text:style-name="P5">Réalisation d'un diagramme UML (cas d'utilisation diagramme de classes).</text:p>
            </text:list-item>
            <text:list-item>
              <text:p text:style-name="P5">Création d'une maquette avec un outil comme Figma.</text:p>
            </text:list-item>
          </text:list>
        </text:list-item>
        <text:list-item>
          <text:p text:style-name="P4"><text:span text:style-name="Strong_20_Emphasis">Développement :</text:span></text:p>
          <text:list>
            <text:list-item>
              <text:p text:style-name="P5">Langages : PHP/SQL pour le back-end, HTML/CSS/JavaScript pour le front-end.</text:p>
            </text:list-item>
            <text:list-item>
              <text:p text:style-name="P5">Implémentation d'une base de données relationnelle pour stocker les informations.</text:p>
            </text:list-item>
          </text:list>
        </text:list-item>
        <text:list-item>
          <text:p text:style-name="P4"><text:span text:style-name="Strong_20_Emphasis">Tests et validation :</text:span></text:p>
          <text:list>
            <text:list-item>
              <text:p text:style-name="P5">Test de l'application par des utilisateurs fictifs (ou réels) pour repérer les bugs et les corriger.</text:p>
            </text:list-item>
          </text:list>
        </text:list-item>
        <text:list-item>
          <text:p text:style-name="P4"><text:span text:style-name="Strong_20_Emphasis">Documentation :</text:span></text:p>
          <text:list>
            <text:list-item>
              <text:p text:style-name="P5">Rédaction du guide utilisateur.</text:p>
            </text:list-item>
            <text:list-item>
              <text:p text:style-name="P4">Présentation du projet à l'oral (fonctionnalités, choix techniques, difficultés rencontrées).</text:p>
            </text:list-item>
          </text:list>
        </text:list-item>
      </text:list>
      <text:h text:style-name="Heading_20_4" text:outline-level="4"><text:span text:style-name="Strong_20_Emphasis">Résultats attendus :</text:span></text:h>
      <text:list text:style-name="L2">
        <text:list-item>
          <text:p text:style-name="P7">Une application fonctionnelle avec au moins une interface utilisateur simple.</text:p>
        </text:list-item>
        <text:list-item>
          <text:p text:style-name="P6">Un rapport explique les choix techniques et les étapes du projet.</text:p>
        </text:list-item>
      </text:list>
      <text:p text:style-name="Text_20_body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9:39:19.445000000</meta:creation-date>
    <dc:date>2025-01-02T21:29:41.794000000</dc:date>
    <meta:editing-duration>PT7M51S</meta:editing-duration>
    <meta:editing-cycles>8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5" meta:word-count="229" meta:character-count="1442" meta:non-whitespace-character-count="1256"/>
  </office:meta>
</office:document-meta>
</file>